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eb5" officeooo:paragraph-rsid="001bceb5"/>
    </style:style>
    <style:style style:name="P2" style:family="paragraph" style:parent-style-name="Standard">
      <style:text-properties officeooo:rsid="001bceb5" officeooo:paragraph-rsid="001deae1"/>
    </style:style>
    <style:style style:name="P3" style:family="paragraph" style:parent-style-name="Standard">
      <style:text-properties officeooo:rsid="000f5674" officeooo:paragraph-rsid="001ea9e2"/>
    </style:style>
    <style:style style:name="P4" style:family="paragraph" style:parent-style-name="Standard">
      <style:text-properties officeooo:rsid="001f2e97" officeooo:paragraph-rsid="004237d1"/>
    </style:style>
    <style:style style:name="P5" style:family="paragraph" style:parent-style-name="Standard">
      <style:text-properties officeooo:rsid="0011206f" officeooo:paragraph-rsid="0025360d"/>
    </style:style>
    <style:style style:name="P6" style:family="paragraph" style:parent-style-name="Standard">
      <style:text-properties officeooo:rsid="00281ba0" officeooo:paragraph-rsid="00281ba0"/>
    </style:style>
    <style:style style:name="P7" style:family="paragraph" style:parent-style-name="Standard">
      <style:text-properties officeooo:rsid="00281ba0" officeooo:paragraph-rsid="00373f30"/>
    </style:style>
    <style:style style:name="P8" style:family="paragraph" style:parent-style-name="Standard">
      <style:text-properties officeooo:rsid="00281ba0" officeooo:paragraph-rsid="003d5429"/>
    </style:style>
    <style:style style:name="P9" style:family="paragraph" style:parent-style-name="Standard">
      <style:text-properties officeooo:rsid="002a26a5" officeooo:paragraph-rsid="002a26a5"/>
    </style:style>
    <style:style style:name="P10" style:family="paragraph" style:parent-style-name="Standard">
      <style:text-properties officeooo:rsid="002a26a5" officeooo:paragraph-rsid="0038dc5c"/>
    </style:style>
    <style:style style:name="P11" style:family="paragraph" style:parent-style-name="Standard">
      <style:text-properties officeooo:rsid="0034433b" officeooo:paragraph-rsid="0034433b"/>
    </style:style>
    <style:style style:name="P12" style:family="paragraph" style:parent-style-name="Standard">
      <style:text-properties fo:font-weight="bold" officeooo:rsid="001bceb5" officeooo:paragraph-rsid="001deae1" style:font-weight-asian="bold" style:font-weight-complex="bold"/>
    </style:style>
    <style:style style:name="P13" style:family="paragraph" style:parent-style-name="Standard">
      <style:text-properties fo:font-weight="bold" officeooo:rsid="000f5674" officeooo:paragraph-rsid="001ea9e2" style:font-weight-asian="bold" style:font-weight-complex="bold"/>
    </style:style>
    <style:style style:name="P14" style:family="paragraph" style:parent-style-name="Standard">
      <style:text-properties fo:font-weight="bold" officeooo:rsid="000f5674" officeooo:paragraph-rsid="004ce048" style:font-weight-asian="bold" style:font-weight-complex="bold"/>
    </style:style>
    <style:style style:name="P15" style:family="paragraph" style:parent-style-name="Standard">
      <style:text-properties fo:font-weight="bold" officeooo:rsid="004b8262" officeooo:paragraph-rsid="004b8262" style:font-weight-asian="bold" style:font-weight-complex="bold"/>
    </style:style>
    <style:style style:name="P16" style:family="paragraph" style:parent-style-name="Standard">
      <style:text-properties fo:font-weight="bold" officeooo:rsid="00130cf7" officeooo:paragraph-rsid="004ce048" style:font-weight-asian="bold" style:font-weight-complex="bold"/>
    </style:style>
    <style:style style:name="P17" style:family="paragraph" style:parent-style-name="Standard">
      <style:text-properties fo:font-weight="bold" officeooo:rsid="00635485" officeooo:paragraph-rsid="00635485" style:font-weight-asian="bold" style:font-weight-complex="bold"/>
    </style:style>
    <style:style style:name="P18" style:family="paragraph" style:parent-style-name="Standard">
      <style:text-properties fo:font-weight="bold" officeooo:rsid="00178ca4" officeooo:paragraph-rsid="0078c377" style:font-weight-asian="bold" style:font-weight-complex="bold"/>
    </style:style>
    <style:style style:name="P19" style:family="paragraph" style:parent-style-name="Standard">
      <style:text-properties fo:font-weight="normal" officeooo:rsid="000f5674" officeooo:paragraph-rsid="004ce048" style:font-weight-asian="normal" style:font-weight-complex="normal"/>
    </style:style>
    <style:style style:name="P20" style:family="paragraph" style:parent-style-name="Standard">
      <style:text-properties fo:font-weight="normal" officeooo:rsid="004f5036" officeooo:paragraph-rsid="004f5036" style:font-weight-asian="normal" style:font-weight-complex="normal"/>
    </style:style>
    <style:style style:name="P21" style:family="paragraph" style:parent-style-name="Standard">
      <style:text-properties officeooo:rsid="00605c40" officeooo:paragraph-rsid="001deae1"/>
    </style:style>
    <style:style style:name="P22" style:family="paragraph" style:parent-style-name="Standard">
      <style:text-properties fo:font-size="12pt" fo:font-weight="normal" officeooo:rsid="00175dce" officeooo:paragraph-rsid="00683832" style:font-size-asian="10.5pt" style:font-weight-asian="normal" style:font-size-complex="12pt" style:font-weight-complex="normal"/>
    </style:style>
    <style:style style:name="P23" style:family="paragraph" style:parent-style-name="Standard">
      <style:text-properties fo:font-size="12pt" fo:font-weight="normal" officeooo:rsid="0016f158" officeooo:paragraph-rsid="00683832" style:font-size-asian="10.5pt" style:font-weight-asian="normal" style:font-size-complex="12pt" style:font-weight-complex="normal"/>
    </style:style>
    <style:style style:name="P24" style:family="paragraph" style:parent-style-name="Standard">
      <style:text-properties fo:font-size="12pt" fo:font-weight="normal" officeooo:rsid="0015a3de" officeooo:paragraph-rsid="00683832" style:font-size-asian="10.5pt" style:font-weight-asian="normal" style:font-size-complex="12pt" style:font-weight-complex="normal"/>
    </style:style>
    <style:style style:name="P25" style:family="paragraph" style:parent-style-name="Standard">
      <style:text-properties fo:font-size="12pt" fo:font-weight="normal" officeooo:rsid="00683832" officeooo:paragraph-rsid="00683832" style:font-size-asian="10.5pt" style:font-weight-asian="normal" style:font-size-complex="12pt" style:font-weight-complex="normal"/>
    </style:style>
    <style:style style:name="P26" style:family="paragraph" style:parent-style-name="Standard">
      <style:text-properties fo:font-size="12pt" fo:font-weight="normal" officeooo:rsid="00164a35" officeooo:paragraph-rsid="0071d06d" style:font-size-asian="10.5pt" style:font-weight-asian="normal" style:font-size-complex="12pt" style:font-weight-complex="normal"/>
    </style:style>
    <style:style style:name="P27" style:family="paragraph" style:parent-style-name="Standard">
      <style:text-properties fo:font-size="12pt" fo:font-weight="bold" officeooo:rsid="00175dce" officeooo:paragraph-rsid="006fffdb" style:font-size-asian="10.5pt" style:font-weight-asian="bold" style:font-size-complex="12pt" style:font-weight-complex="bold"/>
    </style:style>
    <style:style style:name="P28" style:family="paragraph" style:parent-style-name="Standard">
      <style:text-properties style:text-underline-style="solid" style:text-underline-width="auto" style:text-underline-color="font-color" fo:font-weight="bold" officeooo:rsid="00749ae1" officeooo:paragraph-rsid="00749ae1" style:font-weight-asian="bold" style:font-weight-complex="bold"/>
    </style:style>
    <style:style style:name="P29" style:family="paragraph" style:parent-style-name="Standard">
      <style:text-properties officeooo:rsid="0078c377" officeooo:paragraph-rsid="0078c377"/>
    </style:style>
    <style:style style:name="P30" style:family="paragraph" style:parent-style-name="Standard">
      <style:text-properties officeooo:rsid="00191029" officeooo:paragraph-rsid="008021cc"/>
    </style:style>
    <style:style style:name="P31" style:family="paragraph" style:parent-style-name="Standard">
      <style:text-properties officeooo:rsid="00178ca4" officeooo:paragraph-rsid="008021cc"/>
    </style:style>
    <style:style style:name="P32" style:family="paragraph" style:parent-style-name="Standard">
      <style:text-properties fo:color="#ce181e" fo:font-size="22pt" officeooo:rsid="001bceb5" officeooo:paragraph-rsid="001bceb5" style:font-size-asian="22pt" style:font-size-complex="22pt"/>
    </style:style>
    <style:style style:name="P33" style:family="paragraph" style:parent-style-name="Standard">
      <style:text-properties officeooo:rsid="001bceb5" officeooo:paragraph-rsid="001bceb5"/>
    </style:style>
    <style:style style:name="P34" style:family="paragraph" style:parent-style-name="Standard">
      <style:text-properties officeooo:rsid="001bceb5" officeooo:paragraph-rsid="001deae1"/>
    </style:style>
    <style:style style:name="T1" style:family="text">
      <style:text-properties officeooo:rsid="001f2f12"/>
    </style:style>
    <style:style style:name="T2" style:family="text">
      <style:text-properties officeooo:rsid="0025360d"/>
    </style:style>
    <style:style style:name="T3" style:family="text">
      <style:text-properties officeooo:rsid="002665e6"/>
    </style:style>
    <style:style style:name="T4" style:family="text">
      <style:text-properties officeooo:rsid="00283aa4"/>
    </style:style>
    <style:style style:name="T5" style:family="text">
      <style:text-properties officeooo:rsid="00289897"/>
    </style:style>
    <style:style style:name="T6" style:family="text">
      <style:text-properties officeooo:rsid="002a26a5"/>
    </style:style>
    <style:style style:name="T7" style:family="text">
      <style:text-properties officeooo:rsid="002c021d"/>
    </style:style>
    <style:style style:name="T8" style:family="text">
      <style:text-properties officeooo:rsid="002f4c8b"/>
    </style:style>
    <style:style style:name="T9" style:family="text">
      <style:text-properties officeooo:rsid="002f5457"/>
    </style:style>
    <style:style style:name="T10" style:family="text">
      <style:text-properties officeooo:rsid="0031ee79"/>
    </style:style>
    <style:style style:name="T11" style:family="text">
      <style:text-properties officeooo:rsid="003d5429"/>
    </style:style>
    <style:style style:name="T12" style:family="text">
      <style:text-properties fo:font-weight="bold" style:font-weight-asian="bold" style:font-weight-complex="bold"/>
    </style:style>
    <style:style style:name="T13" style:family="text">
      <style:text-properties fo:font-weight="bold" officeooo:rsid="001f2f12" style:font-weight-asian="bold" style:font-weight-complex="bold"/>
    </style:style>
    <style:style style:name="T14" style:family="text">
      <style:text-properties fo:font-weight="bold" officeooo:rsid="00302bfa" style:font-weight-asian="bold" style:font-weight-complex="bold"/>
    </style:style>
    <style:style style:name="T15" style:family="text">
      <style:text-properties fo:font-weight="bold" officeooo:rsid="003eaceb"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f2f12" style:font-weight-asian="normal" style:font-weight-complex="normal"/>
    </style:style>
    <style:style style:name="T18" style:family="text">
      <style:text-properties fo:font-weight="normal" officeooo:rsid="007ac1b2" style:font-weight-asian="normal" style:font-weight-complex="normal"/>
    </style:style>
    <style:style style:name="T19" style:family="text">
      <style:text-properties fo:font-weight="normal" officeooo:rsid="008c2774" style:font-weight-asian="normal" style:font-weight-complex="normal"/>
    </style:style>
    <style:style style:name="T20" style:family="text">
      <style:text-properties fo:font-weight="normal" officeooo:rsid="008c2947" style:font-weight-asian="normal" style:font-weight-complex="normal"/>
    </style:style>
    <style:style style:name="T21" style:family="text">
      <style:text-properties fo:font-weight="normal" officeooo:rsid="0019779e" style:font-weight-asian="normal" style:font-weight-complex="normal"/>
    </style:style>
    <style:style style:name="T22" style:family="text">
      <style:text-properties fo:font-weight="normal" officeooo:rsid="008e3f3f" style:font-weight-asian="normal" style:font-weight-complex="normal"/>
    </style:style>
    <style:style style:name="T23" style:family="text">
      <style:text-properties fo:font-weight="normal" officeooo:rsid="003eaceb" style:font-weight-asian="normal" style:font-weight-complex="normal"/>
    </style:style>
    <style:style style:name="T24" style:family="text">
      <style:text-properties officeooo:rsid="004dc6cc"/>
    </style:style>
    <style:style style:name="T25" style:family="text">
      <style:text-properties officeooo:rsid="005129e9"/>
    </style:style>
    <style:style style:name="T26" style:family="text">
      <style:text-properties officeooo:rsid="00545c39"/>
    </style:style>
    <style:style style:name="T27" style:family="text">
      <style:text-properties officeooo:rsid="0055498b"/>
    </style:style>
    <style:style style:name="T28" style:family="text">
      <style:text-properties officeooo:rsid="00566d11"/>
    </style:style>
    <style:style style:name="T29" style:family="text">
      <style:text-properties officeooo:rsid="005bcba8"/>
    </style:style>
    <style:style style:name="T30" style:family="text">
      <style:text-properties officeooo:rsid="0069840e"/>
    </style:style>
    <style:style style:name="T31" style:family="text">
      <style:text-properties officeooo:rsid="006f64ff"/>
    </style:style>
    <style:style style:name="T32" style:family="text">
      <style:text-properties officeooo:rsid="00700e83"/>
    </style:style>
    <style:style style:name="T33" style:family="text">
      <style:text-properties officeooo:rsid="00191029"/>
    </style:style>
    <style:style style:name="T34" style:family="text">
      <style:text-properties officeooo:rsid="0071d06d"/>
    </style:style>
    <style:style style:name="T35" style:family="text">
      <style:text-properties officeooo:rsid="0073bc9c"/>
    </style:style>
    <style:style style:name="T36" style:family="text">
      <style:text-properties officeooo:rsid="0078c377"/>
    </style:style>
    <style:style style:name="T37" style:family="text">
      <style:text-properties officeooo:rsid="008a24bd"/>
    </style:style>
    <style:style style:name="T38" style:family="text">
      <style:text-properties officeooo:rsid="008a6234"/>
    </style:style>
    <style:style style:name="T39" style:family="text">
      <style:text-properties officeooo:rsid="008a9493"/>
    </style:style>
    <style:style style:name="T40" style:family="text">
      <style:text-properties officeooo:rsid="008b97e5"/>
    </style:style>
    <style:style style:name="T41" style:family="text">
      <style:text-properties officeooo:rsid="008d0a84"/>
    </style:style>
    <style:style style:name="T42" style:family="text">
      <style:text-properties officeooo:rsid="008e3f3f"/>
    </style:style>
    <style:style style:name="T43" style:family="text">
      <style:text-properties officeooo:rsid="003eaceb"/>
    </style:style>
    <style:style style:name="T44" style:family="text">
      <style:text-properties officeooo:rsid="0093c3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7 Assignment: 2</text:p>
      <text:p text:style-name="P1">Name: Karu Skipper</text:p>
      <text:p text:style-name="P1">ID: 300417869</text:p>
      <text:p text:style-name="P1"><text:a xlink:type="simple" xlink:href="https://github.com/Kayskip/Neural-Networks-for-Classification" text:style-name="Internet_20_link" text:visited-style-name="Visited_20_Internet_20_Link">https://github.com/Kayskip/Neural-Networks-for-Classification</text:a></text:p>
      <text:p text:style-name="P1"/>
      <text:p text:style-name="P32">Part 1: Neural Networks for Classification [30 marks]</text:p>
      <text:p text:style-name="P1"/>
      <text:p text:style-name="P2">1. Determine and report the network architecture, including the number of input nodes, the number of output nodes, the number of hidden nodes (assume only one hidden layer is used here). Describe the rationale of your choice.</text:p>
      <text:p text:style-name="P2"/>
      <text:p text:style-name="P15">I have included an output.txt file of my results from the bpnn.</text:p>
      <text:p text:style-name="P15"/>
      <text:p text:style-name="P13">Number of layers: 3</text:p>
      <text:p text:style-name="P13">Units in input layer: 4</text:p>
      <text:p text:style-name="P13">Units in hidden layer: 3</text:p>
      <text:p text:style-name="P13">Units in output layer: 3</text:p>
      <text:p text:style-name="P3"/>
      <text:p text:style-name="P4">We will assume that only <text:span text:style-name="T12">one hidden layer</text:span> is used in this assignment, <text:span text:style-name="T1">this results in </text:span><text:span text:style-name="T13">1 input layer, 1 hidden layer </text:span><text:span text:style-name="T17">and</text:span><text:span text:style-name="T13"> 1 output layer</text:span><text:span text:style-name="T1">. <text:s/>Any higher than this will result in a larger amount of epochs, which is unessarily more difficult to handle. I have chosen 3 output nodes based off the 3 different iris flower classes: Veriscolour, Setosa and Virginica. I have chosen </text:span><text:span text:style-name="T15">4 input layers</text:span><text:span text:style-name="T43"> based of the iris flower attributes: </text:span><text:span text:style-name="T15">sepal length</text:span><text:span text:style-name="T23">,</text:span><text:span text:style-name="T15"> sepal width</text:span><text:span text:style-name="T23">,</text:span><text:span text:style-name="T15"> pedal length </text:span><text:span text:style-name="T23">and</text:span><text:span text:style-name="T15"> pedal width</text:span><text:span text:style-name="T43">. Using all the attributes of the flower as inputs will increase the accuracy of our output.</text:span></text:p>
      <text:p text:style-name="P2"/>
      <text:p text:style-name="P2">2. Determine the learning parameters, including the <text:span text:style-name="T12">learning rate</text:span>, <text:span text:style-name="T12">momentum</text:span>, <text:span text:style-name="T12">initial weight ranges</text:span>, and any other parameters you used. Describe the rationale of your choice.</text:p>
      <text:p text:style-name="P2"/>
      <text:p text:style-name="P12"><text:s/><text:span text:style-name="T9">epsilon</text:span> = 0.<text:span text:style-name="T8">2</text:span>; <text:s text:c="6"/></text:p>
      <text:p text:style-name="P12"><text:s/>momentum = 0.0; </text:p>
      <text:p text:style-name="P12"><text:s/>range = 0.1;</text:p>
      <text:p text:style-name="P12"><text:s/>ecrit = 0.03;</text:p>
      <text:p text:style-name="P2"/>
      <text:p text:style-name="P5"><text:span text:style-name="T2">As described in the lectures, a good</text:span> starting point for the <text:span text:style-name="T14">epsilon</text:span> is 0.2, if the weights seem to diverge then decreasing the <text:span text:style-name="T10">epsilon</text:span> is a good way to obtain the learning rate for your <text:span text:style-name="T44">N</text:span>eural <text:span text:style-name="T44">N</text:span>etwork. <text:span text:style-name="T3">In this case I have defaulted the epsilon at 0.2.</text:span></text:p>
      <text:p text:style-name="P6"/>
      <text:p text:style-name="P10"><text:span text:style-name="T12">Momentum</text:span> has <text:span text:style-name="T7">been defualted at 0.0. Changing this did not affect the output or accuracy of my results. <text:s/>Momentum helps your Neural Network to find the global minimum, if this momentum is too small then your neural network may settle for a minimum that is not the global minimum. Having this momentum altered did not seem to affect the accuracy of the network.</text:span></text:p>
      <text:p text:style-name="P9"/>
      <text:p text:style-name="P8"><text:span text:style-name="T12">Range</text:span> was <text:span text:style-name="T6">changed to </text:span>0.1 as <text:span text:style-name="T4">increasing</text:span> this <text:span text:style-name="T4">allowed for more errors in the output</text:span>, <text:span text:style-name="T5">this meant</text:span> a random value to be chosen between -0.<text:span text:style-name="T4">1</text:span> and 0.<text:span text:style-name="T4">1</text:span>. <text:span text:style-name="T11">However this change was not as significant as predicted, this maybe due to the fact that the weights change immediately as you train the network.</text:span></text:p>
      <text:p text:style-name="P7"/>
      <text:p text:style-name="P11"><text:span text:style-name="T12">Ecrit </text:span><text:span text:style-name="T18">(Critical Error)</text:span> has been left at its default value as increasing this value increased the room for errors in the output. Decreasing this slightly below 0.<text:span text:style-name="T26">03</text:span> did not affect any results, therefor I have left it in its current state. </text:p>
      <text:p text:style-name="P2"/>
      <text:p text:style-name="P2"/>
      <text:p text:style-name="P2"><text:soft-page-break/>3. Determine your network training termination criteria. Describe the rationale of your decision.</text:p>
      <text:p text:style-name="P2"/>
      <text:p text:style-name="P14"><text:span text:style-name="T24">Termination</text:span> classification accuracy: 101.0%</text:p>
      <text:p text:style-name="P14">Critical error: 0.0<text:span text:style-name="T27">3</text:span></text:p>
      <text:p text:style-name="P19"/>
      <text:p text:style-name="P20">I have set the classification error <text:span text:style-name="T29">(mse)</text:span> to 101.0% so the criteria is never met. Instead I have set the critical error <text:span text:style-name="T25">(ecrit) </text:span>to 0.0<text:span text:style-name="T28">3</text:span> to be satisfied instead. </text:p>
      <text:p text:style-name="P16"/>
      <text:p text:style-name="P2">4. Report your results (average results of 10 independent experiment runs with different random seeds) on both the training set and the test set. Analyse your results and make your conclusions.</text:p>
      <text:p text:style-name="P21"/>
      <text:p text:style-name="P25">1)</text:p>
      <text:p text:style-name="P24">Mean squared error for test data: 0.052</text:p>
      <text:p text:style-name="P24">Number of incorrect classifications: 4/75</text:p>
      <text:p text:style-name="P24"/>
      <text:p text:style-name="P25">2)</text:p>
      <text:p text:style-name="P23">Mean squared error for test data: 0.057</text:p>
      <text:p text:style-name="P23">Number of incorrect classifications: 5/75</text:p>
      <text:p text:style-name="P23"/>
      <text:p text:style-name="P25">3)</text:p>
      <text:p text:style-name="P23">Mean squared error for test data: 0.055</text:p>
      <text:p text:style-name="P23">Number of incorrect classifications: 4/75</text:p>
      <text:p text:style-name="P23"/>
      <text:p text:style-name="P25">4)</text:p>
      <text:p text:style-name="P23">Mean squared error for test data: 0.053</text:p>
      <text:p text:style-name="P23">Number of incorrect classifications: 4/75</text:p>
      <text:p text:style-name="P23"/>
      <text:p text:style-name="P25">5)</text:p>
      <text:p text:style-name="P22">Mean squared error for test data: 0.058</text:p>
      <text:p text:style-name="P22">Number of incorrect classifications: 5/75</text:p>
      <text:p text:style-name="P22"/>
      <text:p text:style-name="P25">6)</text:p>
      <text:p text:style-name="P22">Mean squared error for test data: 0.057</text:p>
      <text:p text:style-name="P22">Number of incorrect classifications: 5/75</text:p>
      <text:p text:style-name="P22"/>
      <text:p text:style-name="P25">7)</text:p>
      <text:p text:style-name="P22">Mean squared error for test data: 0.051</text:p>
      <text:p text:style-name="P22">Number of incorrect classifications: 4/75</text:p>
      <text:p text:style-name="P22"/>
      <text:p text:style-name="P25">8)</text:p>
      <text:p text:style-name="P22">Mean squared error for test data: 0.054</text:p>
      <text:p text:style-name="P22">Number of incorrect classifications: 4/75</text:p>
      <text:p text:style-name="P22"/>
      <text:p text:style-name="P25">9)</text:p>
      <text:p text:style-name="P22">Mean squared error for test data: 0.056</text:p>
      <text:p text:style-name="P22">Number of incorrect classifications: 5/75</text:p>
      <text:p text:style-name="P22"/>
      <text:p text:style-name="P25">10<text:span text:style-name="T30">)</text:span></text:p>
      <text:p text:style-name="P22">Mean squared error for test data: 0.053</text:p>
      <text:p text:style-name="P22">Number of incorrect classifications: 4/75</text:p>
      <text:p text:style-name="P22"/>
      <text:p text:style-name="P22"/>
      <text:p text:style-name="P28"><text:soft-page-break/>RESULTS:</text:p>
      <text:p text:style-name="P17"><text:span text:style-name="T31">Mean squared error for all tests: </text:span>0.0546</text:p>
      <text:p text:style-name="P27">Number of incorrect classifications: 4.4/<text:span text:style-name="T32">75</text:span></text:p>
      <text:p text:style-name="P26"/>
      <text:p text:style-name="P26"><text:span text:style-name="T34">From the results above,</text:span> the network averaged 4.4/75 incorrect classifications. <text:span text:style-name="T35">Which is around</text:span> <text:span text:style-name="T33">94.133 percent accuracy.</text:span></text:p>
      <text:p text:style-name="P2"/>
      <text:p text:style-name="P2">5. (optional/bonus) Compare the performance of this method (neural networks) and the nearest neighbour methods.</text:p>
      <text:p text:style-name="P2"/>
      <text:p text:style-name="P29">Using the same iris-test and iris-training data I ran the k-nearest-neighbour algorithm and recieved these results:</text:p>
      <text:p text:style-name="P29"/>
      <text:p text:style-name="P18"><text:span text:style-name="T36">T</text:span>raining data accurac<text:span text:style-name="T38">y</text:span> = 93.3 %</text:p>
      <text:p text:style-name="P18"><text:span text:style-name="T36">Testing</text:span> data accuracy = 92.<text:span text:style-name="T37">0</text:span> %</text:p>
      <text:p text:style-name="P31"/>
      <text:p text:style-name="P30">The key difference <text:span text:style-name="T41">is</text:span> that the <text:span text:style-name="T41">N</text:span>eural <text:span text:style-name="T41">N</text:span>etwork starts with random weights every time, <text:span text:style-name="T41">providing</text:span> variance between each execution of the algorithm. Overall the <text:span text:style-name="T39">N</text:span>eural <text:span text:style-name="T39">N</text:span>etwork <text:span text:style-name="T39">performed</text:span> better than the k-<text:span text:style-name="T42">N</text:span>earest-<text:span text:style-name="T42">Neighbour</text:span> <text:span text:style-name="T40">by 2 percent on the testing data set. </text:span><text:span text:style-name="T19">The N</text:span><text:span text:style-name="T16">eural </text:span><text:span text:style-name="T19">N</text:span><text:span text:style-name="T16">etwork on average took </text:span><text:span text:style-name="T19">around </text:span><text:span text:style-name="T16">208 epochs to learn the training data set. Where as for the k-</text:span><text:span text:style-name="T22">N</text:span><text:span text:style-name="T16">earest-</text:span><text:span text:style-name="T22">N</text:span><text:span text:style-name="T16">eighbor it has a complexity of O(n^2). This results in the neural network having a much </text:span><text:span text:style-name="T20">better</text:span><text:span text:style-name="T16"> effeciency than that of the k-nearest-neighbor algorith</text:span><text:span text:style-name="T21">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5:51.843064767</meta:creation-date>
    <dc:date>2019-04-19T15:59:10.351438254</dc:date>
    <meta:editing-duration>PT2H54M1S</meta:editing-duration>
    <meta:editing-cycles>124</meta:editing-cycles>
    <meta:generator>LibreOffice/6.0.7.3$Linux_X86_64 LibreOffice_project/00m0$Build-3</meta:generator>
    <meta:document-statistic meta:table-count="0" meta:image-count="0" meta:object-count="0" meta:page-count="3" meta:paragraph-count="65" meta:word-count="789" meta:character-count="4843" meta:non-whitespace-character-count="4103"/>
  </office:meta>
</office:document-meta>
</file>